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4.626cm" svg:y="3.347cm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peed-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55:00.117423716</meta:creation-date>
    <meta:generator>LibreOffice/4.2.8.2$Linux_X86_64 LibreOffice_project/420m0$Build-2</meta:generator>
    <dc:date>2018-05-02T19:03:17.323595189</dc:date>
    <meta:editing-duration>P0D</meta:editing-duration>
    <meta:editing-cycles>1</meta:editing-cycles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99cm" svg:y="4.203cm" style:legend-expansion="high" chart:style-name="ch2"/>
        <chart:plot-area chart:style-name="ch3" table:cell-range-address="Sheet1.A1:Sheet1.B5" chart:data-source-has-labels="row" svg:x="1.143cm" svg:y="0.237cm" svg:width="12.556cm" svg:height="8.642cm">
          <chartooo:coordinate-region svg:x="1.87cm" svg:y="0.437cm" svg:width="11.64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54">
                <text:p>0.54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